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P2" style:family="paragraph" style:parent-style-name="Standard">
      <style:text-properties officeooo:rsid="001e170c" officeooo:paragraph-rsid="001e170c"/>
    </style:style>
    <style:style style:name="P3" style:family="paragraph" style:parent-style-name="Standard">
      <style:text-properties officeooo:rsid="001e170c" officeooo:paragraph-rsid="001ec774"/>
    </style:style>
    <style:style style:name="P4" style:family="paragraph" style:parent-style-name="Standard">
      <style:text-properties fo:font-style="normal" officeooo:rsid="002147bc" officeooo:paragraph-rsid="002147bc" style:font-style-asian="normal" style:font-style-complex="normal"/>
    </style:style>
    <style:style style:name="P5" style:family="paragraph" style:parent-style-name="Standard">
      <style:text-properties fo:font-style="normal" officeooo:rsid="002147bc" officeooo:paragraph-rsid="0022aa0f" style:font-style-asian="normal" style:font-style-complex="normal"/>
    </style:style>
    <style:style style:name="P6" style:family="paragraph" style:parent-style-name="Standard">
      <style:text-properties fo:font-style="normal" officeooo:rsid="0022aa0f" officeooo:paragraph-rsid="0022aa0f" style:font-style-asian="normal" style:font-style-complex="normal"/>
    </style:style>
    <style:style style:name="P7" style:family="paragraph" style:parent-style-name="Standard">
      <style:text-properties fo:font-style="normal" officeooo:rsid="0024ae1b" officeooo:paragraph-rsid="0024ae1b" style:font-style-asian="normal" style:font-style-complex="normal"/>
    </style:style>
    <style:style style:name="P8" style:family="paragraph" style:parent-style-name="Standard">
      <style:text-properties fo:font-style="normal" officeooo:rsid="0024ae1b" officeooo:paragraph-rsid="002556a5" style:font-style-asian="normal" style:font-style-complex="normal"/>
    </style:style>
    <style:style style:name="P9" style:family="paragraph" style:parent-style-name="Standard">
      <style:text-properties fo:font-style="normal" fo:font-weight="bold" officeooo:rsid="0022aa0f" officeooo:paragraph-rsid="0022aa0f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203721" officeooo:paragraph-rsid="00203721"/>
    </style:style>
    <style:style style:name="P11" style:family="paragraph" style:parent-style-name="Standard">
      <style:text-properties officeooo:rsid="00203721" officeooo:paragraph-rsid="002147bc"/>
    </style:style>
    <style:style style:name="P12" style:family="paragraph" style:parent-style-name="Standard">
      <style:text-properties fo:font-style="italic" officeooo:rsid="001e170c" officeooo:paragraph-rsid="001e170c" style:font-style-asian="italic" style:font-style-complex="italic"/>
    </style:style>
    <style:style style:name="P13" style:family="paragraph" style:parent-style-name="Standard">
      <style:text-properties fo:color="#000000" style:font-name="Monospace" fo:font-size="10pt" fo:font-style="normal" officeooo:rsid="0024ae1b" officeooo:paragraph-rsid="0024ae1b" style:font-size-asian="10pt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e170c" officeooo:paragraph-rsid="001e170c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491e" officeooo:paragraph-rsid="0022aa0f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officeooo:rsid="0022aa0f" officeooo:paragraph-rsid="0024ae1b" style:font-style-asian="normal" style:font-style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officeooo:rsid="0024ae1b" officeooo:paragraph-rsid="0024ae1b" style:font-style-asian="normal" style:font-style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bold" officeooo:rsid="0024ae1b" officeooo:paragraph-rsid="0024ae1b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officeooo:rsid="0024ae1b" officeooo:paragraph-rsid="0024ae1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officeooo:rsid="0024ae1b" officeooo:paragraph-rsid="002556a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4ae1b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style="normal" fo:font-weight="normal" officeooo:rsid="0024ae1b" officeooo:paragraph-rsid="0024ae1b" style:font-size-asian="10pt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fo:font-style="normal" officeooo:rsid="0022aa0f" officeooo:paragraph-rsid="0024ae1b" style:font-size-asian="10pt" style:font-style-asian="normal" style:font-style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87d" style:font-name="Monospace" fo:font-size="10pt" fo:font-style="normal" officeooo:rsid="0024ae1b" officeooo:paragraph-rsid="0024ae1b" style:font-size-asian="10pt" style:font-style-asian="normal" style:font-style-complex="normal"/>
    </style:style>
    <style:style style:name="P28" style:family="paragraph" style:parent-style-name="Standard">
      <style:text-properties fo:font-style="normal" officeooo:rsid="001ec774" officeooo:paragraph-rsid="00203721" style:font-style-asian="normal" style:font-style-complex="normal"/>
    </style:style>
    <style:style style:name="P29" style:family="paragraph" style:parent-style-name="Standard">
      <style:text-properties fo:font-style="normal" officeooo:rsid="001ec774" officeooo:paragraph-rsid="002a9002" style:font-style-asian="normal" style:font-style-complex="normal"/>
    </style:style>
    <style:style style:name="P30" style:family="paragraph" style:parent-style-name="Standard">
      <style:text-properties fo:font-style="normal" officeooo:rsid="0022aa0f" officeooo:paragraph-rsid="002a9002" style:font-style-asian="normal" style:font-style-complex="normal"/>
    </style:style>
    <style:style style:name="P31" style:family="paragraph" style:parent-style-name="Standard">
      <style:text-properties fo:font-style="normal" officeooo:rsid="0022aa0f" officeooo:paragraph-rsid="002c0958" style:font-style-asian="normal" style:font-style-complex="normal"/>
    </style:style>
    <style:style style:name="P32" style:family="paragraph" style:parent-style-name="Standard">
      <style:text-properties fo:font-style="normal" officeooo:rsid="0024ae1b" officeooo:paragraph-rsid="002c0958" style:font-style-asian="normal" style:font-style-complex="normal"/>
    </style:style>
    <style:style style:name="P33" style:family="paragraph" style:parent-style-name="Standard">
      <style:text-properties fo:font-style="normal" fo:font-weight="bold" officeooo:rsid="0022aa0f" officeooo:paragraph-rsid="002c0958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1e170c" officeooo:paragraph-rsid="002a9002"/>
    </style:style>
    <style:style style:name="P35" style:family="paragraph" style:parent-style-name="Standard">
      <style:text-properties officeooo:rsid="002a9002" officeooo:paragraph-rsid="002a9002"/>
    </style:style>
    <style:style style:name="P36" style:family="paragraph" style:parent-style-name="Standard">
      <style:text-properties officeooo:paragraph-rsid="002a9002"/>
    </style:style>
    <style:style style:name="P37" style:family="paragraph" style:parent-style-name="Standard">
      <style:text-properties fo:color="#ff0000" style:font-name="Monospace" fo:font-size="10pt" officeooo:rsid="0012a963" officeooo:paragraph-rsid="002a9002" style:font-size-asian="10pt"/>
    </style:style>
    <style:style style:name="P38" style:family="paragraph" style:parent-style-name="Standard">
      <style:text-properties officeooo:rsid="001ec774" officeooo:paragraph-rsid="002a9002"/>
    </style:style>
    <style:style style:name="P39" style:family="paragraph" style:parent-style-name="Standard">
      <style:text-properties officeooo:rsid="00203721" officeooo:paragraph-rsid="002a9002"/>
    </style:style>
    <style:style style:name="P40" style:family="paragraph" style:parent-style-name="Standard">
      <style:text-properties fo:font-style="italic" officeooo:rsid="00203721" officeooo:paragraph-rsid="002a9002" style:font-style-asian="italic" style:font-style-complex="italic"/>
    </style:style>
    <style:style style:name="P41" style:family="paragraph" style:parent-style-name="Standard">
      <style:text-properties officeooo:rsid="0014491e" officeooo:paragraph-rsid="002a9002"/>
    </style:style>
    <style:style style:name="P42" style:family="paragraph" style:parent-style-name="Standard">
      <style:text-properties officeooo:paragraph-rsid="0022aa0f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22aa0f" style:font-size-asian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style="normal" fo:font-weight="normal" officeooo:rsid="0024ae1b" officeooo:paragraph-rsid="0024ae1b" style:font-size-asian="10pt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bold" officeooo:rsid="0024ae1b" officeooo:paragraph-rsid="002c0958" style:font-style-asian="normal" style:font-weight-asian="bold" style:font-style-complex="normal" style:font-weight-complex="bold"/>
    </style:style>
    <style:style style:name="T1" style:family="text">
      <style:text-properties fo:color="#ff0000" style:font-name="Monospace" fo:font-size="10pt" style:font-size-asian="10pt"/>
    </style:style>
    <style:style style:name="T2" style:family="text">
      <style:text-properties fo:color="#ff0000" style:font-name="Monospace" fo:font-size="10pt" officeooo:rsid="0012a963" style:font-size-asian="10pt"/>
    </style:style>
    <style:style style:name="T3" style:family="text">
      <style:text-properties fo:color="#ff0000" style:font-name="Monospace" fo:font-size="10pt" officeooo:rsid="00190e68" style:font-size-asian="10pt"/>
    </style:style>
    <style:style style:name="T4" style:family="text">
      <style:text-properties fo:color="#ff0000" style:font-name="Monospace" fo:font-size="10pt" officeooo:rsid="00203721" style:font-size-asian="10pt"/>
    </style:style>
    <style:style style:name="T5" style:family="text">
      <style:text-properties fo:color="#ff0000" style:font-name="Monospace" fo:font-size="10pt" officeooo:rsid="0022aa0f" style:font-size-asian="10pt"/>
    </style:style>
    <style:style style:name="T6" style:family="text">
      <style:text-properties fo:color="#ff0000" style:font-name="Monospace" fo:font-size="10pt" officeooo:rsid="00279ebc" style:font-size-asian="10pt"/>
    </style:style>
    <style:style style:name="T7" style:family="text">
      <style:text-properties fo:color="#ff0000" style:font-name="Monospace" fo:font-size="10pt" officeooo:rsid="002a9002" style:font-size-asian="10pt"/>
    </style:style>
    <style:style style:name="T8" style:family="text">
      <style:text-properties fo:color="#ff0000" style:font-name="Monospace" fo:font-size="10pt" fo:font-style="normal" style:font-size-asian="10pt" style:font-style-asian="normal" style:font-style-complex="normal"/>
    </style:style>
    <style:style style:name="T9" style:family="text">
      <style:text-properties fo:color="#ff0000" style:font-name="Monospace" fo:font-size="10pt" fo:font-style="normal" officeooo:rsid="0012a963" style:font-size-asian="10pt" style:font-style-asian="normal" style:font-style-complex="normal"/>
    </style:style>
    <style:style style:name="T10" style:family="text">
      <style:text-properties fo:color="#ff0000" style:font-name="Monospace" fo:font-size="10pt" fo:font-style="normal" officeooo:rsid="002a9002" style:font-size-asian="10pt" style:font-style-asian="normal" style:font-style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1ec77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c774" style:font-style-asian="italic" style:font-style-complex="italic"/>
    </style:style>
    <style:style style:name="T15" style:family="text">
      <style:text-properties fo:font-style="italic" officeooo:rsid="002147bc" style:font-style-asian="italic" style:font-style-complex="italic"/>
    </style:style>
    <style:style style:name="T16" style:family="text">
      <style:text-properties fo:font-style="italic" officeooo:rsid="0024ae1b" style:font-style-asian="italic" style:font-style-complex="italic"/>
    </style:style>
    <style:style style:name="T17" style:family="text">
      <style:text-properties fo:font-style="italic" officeooo:rsid="002a9002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556a5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a9002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170c" style:font-style-asian="italic" style:font-weight-asian="bold" style:font-style-complex="italic" style:font-weight-complex="bold"/>
    </style:style>
    <style:style style:name="T22" style:family="text">
      <style:text-properties officeooo:rsid="001ec774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ec774" style:font-style-asian="normal" style:font-style-complex="normal"/>
    </style:style>
    <style:style style:name="T25" style:family="text">
      <style:text-properties fo:font-style="normal" officeooo:rsid="002147bc" style:font-style-asian="normal" style:font-style-complex="normal"/>
    </style:style>
    <style:style style:name="T26" style:family="text">
      <style:text-properties fo:font-style="normal" officeooo:rsid="0014491e" style:font-style-asian="normal" style:font-style-complex="normal"/>
    </style:style>
    <style:style style:name="T27" style:family="text">
      <style:text-properties fo:font-style="normal" officeooo:rsid="0021db81" style:font-style-asian="normal" style:font-style-complex="normal"/>
    </style:style>
    <style:style style:name="T28" style:family="text">
      <style:text-properties fo:font-style="normal" officeooo:rsid="0022aa0f" style:font-style-asian="normal" style:font-style-complex="normal"/>
    </style:style>
    <style:style style:name="T29" style:family="text">
      <style:text-properties fo:font-style="normal" officeooo:rsid="002a9002" style:font-style-asian="normal" style:font-style-complex="normal"/>
    </style:style>
    <style:style style:name="T30" style:family="text">
      <style:text-properties fo:font-style="normal" officeooo:rsid="00203721" style:font-style-asian="normal" style:font-style-complex="normal"/>
    </style:style>
    <style:style style:name="T31" style:family="text">
      <style:text-properties fo:font-style="normal" officeooo:rsid="0024ae1b" style:font-style-asian="normal" style:font-style-complex="normal"/>
    </style:style>
    <style:style style:name="T32" style:family="text">
      <style:text-properties fo:font-style="normal" fo:font-weight="normal" officeooo:rsid="002a9002" style:font-style-asian="normal" style:font-weight-asian="normal" style:font-style-complex="normal" style:font-weight-complex="normal"/>
    </style:style>
    <style:style style:name="T33" style:family="text">
      <style:text-properties officeooo:rsid="00203721"/>
    </style:style>
    <style:style style:name="T34" style:family="text">
      <style:text-properties officeooo:rsid="0024ae1b"/>
    </style:style>
    <style:style style:name="T35" style:family="text">
      <style:text-properties officeooo:rsid="002556a5"/>
    </style:style>
    <style:style style:name="T36" style:family="text">
      <style:text-properties officeooo:rsid="00279eb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298e6b"/>
    </style:style>
    <style:style style:name="T39" style:family="text">
      <style:text-properties officeooo:rsid="002a9002"/>
    </style:style>
    <style:style style:name="T40" style:family="text">
      <style:text-properties style:font-name="Monospace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officeooo:rsid="002a9002" style:font-size-asian="10pt"/>
    </style:style>
    <style:style style:name="T43" style:family="text">
      <style:text-properties officeooo:rsid="001e170c"/>
    </style:style>
    <style:style style:name="T44" style:family="text">
      <style:text-properties officeooo:rsid="0022aa0f"/>
    </style:style>
    <style:style style:name="T45" style:family="text">
      <style:text-properties fo:color="#000000" style:font-name="Monospace" fo:font-size="10pt" style:font-size-asian="10pt"/>
    </style:style>
    <style:style style:name="T46" style:family="text">
      <style:text-properties officeooo:rsid="002c0958"/>
    </style:style>
    <style:style style:name="T47" style:family="text">
      <style:text-properties officeooo:rsid="002c5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6">User </text:span>Manual</text:p>
      <text:p text:style-name="P2"><text:span text:style-name="T37">Instructions to execute :</text:span><text:line-break/><text:tab/><text:span text:style-name="T1">1. Set properties in config.</text:span><text:span text:style-name="T6">txt</text:span><text:span text:style-name="T1"> file.</text:span></text:p>
      <text:p text:style-name="P34"><text:span text:style-name="T32">This system assumes there are 8 index servers. </text:span><text:span text:style-name="T19">c</text:span><text:span text:style-name="T18">onfig.</text:span><text:span text:style-name="T19">txt</text:span><text:span text:style-name="T18"> </text:span>file contains all the network properties <text:span text:style-name="T39">of 8 Index Servers</text:span>. In order to set a proper network, set all peer server <text:span text:style-name="T39">IP</text:span>s and their port numbers in this file. For each individual <text:span text:style-name="T39">index server</text:span>, mention ID for the self server <text:span text:style-name="T39">before starting the server</text:span>. </text:p>
      <text:p text:style-name="P3"><text:tab/>e.g. <text:span text:style-name="T22">For</text:span> <text:span text:style-name="T14">i</text:span><text:span text:style-name="T11">th</text:span> Server <text:span text:style-name="T22">the config.txt will have selfID as </text:span><text:span text:style-name="T14">i</text:span><text:span text:style-name="T22">.</text:span> <text:span text:style-name="T22">and </text:span><text:span text:style-name="T13">IP</text:span><text:span text:style-name="T14">#</text:span><text:span text:style-name="T13">, <text:s/>port</text:span><text:span text:style-name="T14">#</text:span><text:span text:style-name="T13"> </text:span><text:span text:style-name="T24">will mention IP address and port number for that server. </text:span></text:p>
      <text:p text:style-name="P3"><text:tab/><text:span text:style-name="T22">i.e. for 4</text:span><text:span text:style-name="T12">th</text:span><text:span text:style-name="T22"> Server :</text:span></text:p>
      <text:p text:style-name="P3"><text:tab/><text:tab/><text:span text:style-name="T13">selfId=4</text:span></text:p>
      <text:p text:style-name="P12"><text:tab/><text:tab/>port4=1918 </text:p>
      <text:p text:style-name="P12"><text:tab/><text:tab/>IP4=10.0.0.4 </text:p>
      <text:p text:style-name="P28">Property file will have same port numbers and server IPs for all servers. However, selfID will be different for individual server. It will vary from 0 to 7 depending on server number. <text:span text:style-name="T33"><text:s/>If you are running servers on same machine, keep the IP same for all the servers but change the port number for each server.</text:span></text:p>
      <text:p text:style-name="P28"/>
      <text:p text:style-name="P29"><text:span text:style-name="T2"><text:tab/></text:span><text:span text:style-name="T1">2. </text:span><text:span text:style-name="T7">Index </text:span><text:span text:style-name="T1">S</text:span><text:span text:style-name="T2">erver</text:span></text:p>
      <text:p text:style-name="P38">Run <text:span text:style-name="T39">all the 8 </text:span>Servers; </text:p>
      <text:p text:style-name="P38">After setting properties in config.txt, open the terminal. <text:s/>Go to the folder location of source code <text:span text:style-name="T33">and run the server</text:span> using command<text:span text:style-name="T33">s given below</text:span>.</text:p>
      <text:p text:style-name="P39"><text:tab/><text:span text:style-name="T13">cd folder_location/</text:span></text:p>
      <text:p text:style-name="P39"><text:tab/><text:span text:style-name="T13">cd PROG2_PINGALE_SAMPADA</text:span></text:p>
      <text:p text:style-name="P40"><text:tab/>ant run<text:span text:style-name="T39">index</text:span>server</text:p>
      <text:p text:style-name="P39"/>
      <text:p text:style-name="P39"><text:span text:style-name="T25">The </text:span><text:span text:style-name="T29">index </text:span><text:span text:style-name="T25">server program will then start running. </text:span><text:span text:style-name="T23">Similarly start all the 8 </text:span><text:span text:style-name="T29">index </text:span><text:span text:style-name="T23">servers. </text:span><text:span text:style-name="T26">Server is automated hence no more </text:span><text:span text:style-name="T27">human </text:span><text:span text:style-name="T26">intervention shall be required.</text:span></text:p>
      <text:p text:style-name="P37"/>
      <text:p text:style-name="P34"><text:tab/><text:span text:style-name="T7">3.</text:span><text:span text:style-name="T1"> Set properties in </text:span><text:span text:style-name="T7">FileServerProperties</text:span><text:span text:style-name="T1">.</text:span><text:span text:style-name="T6">txt</text:span><text:span text:style-name="T1"> file.</text:span></text:p>
      <text:p text:style-name="P36"><text:span text:style-name="T20">FileServerProperties</text:span><text:span text:style-name="T21">.</text:span><text:span text:style-name="T19">txt</text:span><text:span text:style-name="T21"> </text:span><text:span text:style-name="T43">file contains properties of File Server. It contains the </text:span><text:span text:style-name="T41">SelfPort </text:span><text:span text:style-name="T42">and </text:span><text:span text:style-name="T41">SelfDirectory </text:span><text:span text:style-name="T42">property </text:span><text:span text:style-name="T43">values. Selfport is the port number on which fileserver listens for requests.</text:span></text:p>
      <text:p text:style-name="P35">Self Directory is the path to which the file server will refer when it comes to send a file. Make sure that the self port does not collide with the index server port numbers if running on single machine.</text:p>
      <text:p text:style-name="P35"/>
      <text:p text:style-name="P36"><text:span text:style-name="T20">FileServerProperties</text:span><text:span text:style-name="T24"> </text:span><text:span text:style-name="T29">is necessary if client wants to register for files for that server</text:span><text:span text:style-name="T30">.</text:span></text:p>
      <text:p text:style-name="P29"/>
      <text:p text:style-name="P38"><text:span text:style-name="T9"><text:tab/></text:span><text:span text:style-name="T10">4</text:span><text:span text:style-name="T8">. </text:span><text:span text:style-name="T10">Index </text:span><text:span text:style-name="T8">S</text:span><text:span text:style-name="T9">erver</text:span></text:p>
      <text:p text:style-name="P38">After setting <text:span text:style-name="T39">port number </text:span>properties in <text:span text:style-name="T20">FileServerProperties</text:span>.txt, open the terminal. <text:s/>Go to the folder location of source code <text:span text:style-name="T33">and run the server</text:span> using command<text:span text:style-name="T33">s given below</text:span>.</text:p>
      <text:p text:style-name="P39"><text:tab/><text:span text:style-name="T13">cd folder_location/</text:span></text:p>
      <text:p text:style-name="P39"><text:tab/><text:span text:style-name="T13">cd PROG2_PINGALE_SAMPADA</text:span></text:p>
      <text:p text:style-name="P40"><text:tab/>ant run<text:span text:style-name="T39">files</text:span>erver</text:p>
      <text:p text:style-name="P39"/>
      <text:p text:style-name="P39"><text:span text:style-name="T25">The </text:span><text:span text:style-name="T29">file </text:span><text:span text:style-name="T25">server program will then start running. </text:span><text:span text:style-name="T23">Similarly start </text:span><text:span text:style-name="T29">other file </text:span><text:span text:style-name="T23">servers. </text:span><text:span text:style-name="T26">Server is automated hence no more </text:span><text:span text:style-name="T27">human </text:span><text:span text:style-name="T26">intervention shall be required. </text:span><text:span text:style-name="T29">There is no limitation or restrictions on number of file servers.</text:span></text:p>
      <text:p text:style-name="P37"/>
      <text:p text:style-name="P41"><text:soft-page-break/><text:tab/><text:span text:style-name="T7">5.</text:span><text:span text:style-name="T4"> C</text:span><text:span text:style-name="T3">lient <text:s/></text:span></text:p>
      <text:p text:style-name="P10">Run Client :</text:p>
      <text:p text:style-name="P10">Just like the server, open another terminal and go to the folder location of source code. Execute the below given command :</text:p>
      <text:p text:style-name="P10"/>
      <text:p text:style-name="P11"><text:tab/><text:span text:style-name="T13">ant run</text:span><text:span text:style-name="T15">client<text:tab/></text:span></text:p>
      <text:p text:style-name="P11"/>
      <text:p text:style-name="P36"><text:span text:style-name="T29">There is no limitation or restrictions on number of clients. </text:span><text:span text:style-name="T25">The client program will then start running. </text:span><text:span text:style-name="T28">It is a menu driven program.</text:span></text:p>
      <text:p text:style-name="P15"/>
      <text:p text:style-name="P16"><text:span text:style-name="T5"><text:tab/></text:span><text:span text:style-name="T7">6</text:span><text:span text:style-name="T4">. </text:span><text:span text:style-name="T5">Operations</text:span></text:p>
      <text:p text:style-name="P5"/>
      <text:p text:style-name="P6"><text:s/>The client program will always offer 4 operation choices to the user as :</text:p>
      <text:p text:style-name="P5"/>
      <text:p text:style-name="P44"><text:span text:style-name="T40">* * * * * MENU * * * * * *</text:span></text:p>
      <text:p text:style-name="P15"><text:span text:style-name="T45">1. Register <text:tab/>2. Search</text:span></text:p>
      <text:p text:style-name="P15"><text:span text:style-name="T45">3. Download <text:tab/>4. Exit</text:span></text:p>
      <text:p text:style-name="P44"><text:span text:style-name="T44">Enter your choice _</text:span></text:p>
      <text:p text:style-name="P4"/>
      <text:p text:style-name="P9">1. <text:span text:style-name="T39">Register</text:span> :</text:p>
      <text:p text:style-name="P6"/>
      <text:p text:style-name="P6"><text:tab/>This operation allows user to <text:span text:style-name="T39">register a file server for given file</text:span> on <text:span text:style-name="T39">distributed index server</text:span>. After selecting this choice, the program will next accept <text:span text:style-name="T39">the file name</text:span>. <text:span text:style-name="T39">Client will compute for 2 different hash values of that file name</text:span><text:span text:style-name="T17">. T</text:span>he client will then try to connect to <text:span text:style-name="T39">both the </text:span><text:span text:style-name="T17">hash</text:span><text:span text:style-name="T39">th</text:span><text:span text:style-name="T13"> </text:span>appropriate server<text:span text:style-name="T39">s</text:span><text:span text:style-name="T13">.</text:span></text:p>
      <text:p text:style-name="P30"><text:tab/>If client gets connected to the server, <text:span text:style-name="T39">an entry for that file will be made in the registry of both the servers</text:span>. <text:span text:style-name="T34">The server will check Distributed Hash Table for the existing entry of FileName and IP</text:span><text:span text:style-name="T16">.</text:span> If the key <text:span text:style-name="T34">does not exists, the server will make an entry for {filename</text:span><text:span text:style-name="T16">, </text:span><text:span text:style-name="T17">serverIP</text:span><text:span text:style-name="T34">} in the registry. </text:span>If the <text:span text:style-name="T39">fileName with same serverIP</text:span> already exists, then the new pair <text:span text:style-name="T34">{filename</text:span><text:span text:style-name="T16">, </text:span><text:span text:style-name="T17">serverIP</text:span><text:span text:style-name="T34">}</text:span> will be discarded.</text:p>
      <text:p text:style-name="P42"/>
      <text:p text:style-name="P33">2. <text:span text:style-name="T39">Search</text:span> :</text:p>
      <text:p text:style-name="P31"/>
      <text:p text:style-name="P31"><text:tab/>This operation will allow the user to <text:span text:style-name="T39">search for a particular file on servers</text:span>. For this operation, user will be asked to input a <text:span text:style-name="T46">filename</text:span>. After taking <text:span text:style-name="T46">filename</text:span> from user, the client will request the appropriate server for <text:span text:style-name="T46">sending list of index servers where the file is available.</text:span> <text:span text:style-name="T34">If the given filename exists, all the file servers where it is available will be sen to the client.</text:span></text:p>
      <text:p text:style-name="P32"/>
      <text:p text:style-name="P33"><text:span text:style-name="T47">3</text:span>. <text:span text:style-name="T46">Download</text:span> :</text:p>
      <text:p text:style-name="P31"/>
      <text:p text:style-name="P31"><text:tab/>This operation will allow the user to <text:span text:style-name="T39">search and download a particular file from the file server</text:span>. For this operation, user will be asked to input a <text:span text:style-name="T46">filename</text:span>. After taking <text:span text:style-name="T46">filename</text:span> from user, the client will request the appropriate <text:span text:style-name="T47">index </text:span>server for <text:span text:style-name="T46">sending list of servers where the file is available.</text:span> <text:span text:style-name="T47">Client then choses the file server and connects to it for downloading the file. The file will then be downloaded</text:span></text:p>
      <text:p text:style-name="P46"/>
      <text:p text:style-name="P19">4. Exit</text:p>
      <text:p text:style-name="P19"/>
      <text:p text:style-name="P20"><text:tab/>This choice of operation will allow user to exit from the client program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11in" style:contextual-spacing="false"/>
      <style:text-properties officeooo:paragraph-rsid="00255918" style:language-asian="en" style:country-asian="IN"/>
    </style:style>
    <style:style style:name="MT1" style:family="text">
      <style:text-properties officeooo:rsid="00298e6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OS Prog Assignment #<text:span text:style-name="MT1">3</text:span><text:tab/><text:tab/><text:tab/><text:tab/><text:tab/>Ms. Sampada L. Pingale (A2036118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1:19:01.514992588</meta:creation-date>
    <meta:generator>LibreOffice/4.2.8.2$Linux_X86_64 LibreOffice_project/420m0$Build-2</meta:generator>
    <dc:date>2015-11-08T21:29:33.854493078</dc:date>
    <meta:editing-duration>PT1H48M2S</meta:editing-duration>
    <meta:editing-cycles>12</meta:editing-cycles>
    <meta:document-statistic meta:table-count="0" meta:image-count="0" meta:object-count="0" meta:page-count="2" meta:paragraph-count="47" meta:word-count="759" meta:character-count="4475" meta:non-whitespace-character-count="3718"/>
  </office:meta>
</office:document-meta>
</file>